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e7fcc" officeooo:paragraph-rsid="001e7fcc"/>
    </style:style>
    <style:style style:name="P2" style:family="paragraph" style:parent-style-name="Text_20_body">
      <style:text-properties fo:color="#000000" loext:opacity="100%" fo:font-size="13pt" fo:font-style="normal" officeooo:rsid="001e7fcc" officeooo:paragraph-rsid="00219f25" style:font-size-asian="13pt" style:font-style-asian="normal" style:font-size-complex="13pt" style:font-style-complex="normal"/>
    </style:style>
    <style:style style:name="P3" style:family="paragraph" style:parent-style-name="Text_20_body">
      <style:text-properties fo:color="#000000" loext:opacity="100%" fo:font-style="normal" fo:font-weight="normal" officeooo:rsid="001e7fcc" officeooo:paragraph-rsid="00219f25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paragraph-rsid="00219f25"/>
    </style:style>
    <style:style style:name="P5" style:family="paragraph" style:parent-style-name="Text_20_body">
      <style:text-properties fo:color="#000000" loext:opacity="100%" fo:font-size="13pt" fo:font-style="normal" officeooo:rsid="001e7fcc" officeooo:paragraph-rsid="001feb77" style:font-size-asian="13pt" style:font-style-asian="normal" style:font-size-complex="13pt" style:font-style-complex="normal"/>
    </style:style>
    <style:style style:name="P6" style:family="paragraph" style:parent-style-name="Text_20_body">
      <style:text-properties fo:color="#000000" loext:opacity="100%" fo:font-style="normal" fo:font-weight="normal" officeooo:rsid="001e7fcc" officeooo:paragraph-rsid="001feb77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000000" loext:opacity="100%" fo:font-style="normal" officeooo:rsid="001e7fcc" officeooo:paragraph-rsid="001feb77" style:font-style-asian="normal" style:font-style-complex="normal"/>
    </style:style>
    <style:style style:name="P8" style:family="paragraph" style:parent-style-name="Text_20_body">
      <style:paragraph-properties fo:line-height="115%"/>
      <style:text-properties fo:color="#000000" loext:opacity="100%" fo:font-size="13pt" fo:font-style="normal" fo:font-weight="normal" officeooo:rsid="001e7fcc" officeooo:paragraph-rsid="001e7fcc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Text_20_body">
      <style:paragraph-properties fo:line-height="115%"/>
      <style:text-properties fo:color="#000000" loext:opacity="100%" fo:font-style="normal" fo:font-weight="normal" officeooo:rsid="001e7fcc" officeooo:paragraph-rsid="001e7fcc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line-height="115%"/>
      <style:text-properties fo:color="#000000" loext:opacity="100%" fo:font-style="normal" officeooo:rsid="001e7fcc" officeooo:paragraph-rsid="001e7fcc" style:font-style-asian="normal" style:font-style-complex="normal"/>
    </style:style>
    <style:style style:name="T1" style:family="text">
      <style:text-properties fo:font-weight="normal" officeooo:rsid="00244bfa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eb77" style:font-weight-asian="normal" style:font-weight-complex="normal"/>
    </style:style>
    <style:style style:name="T4" style:family="text">
      <style:text-properties fo:font-weight="normal" officeooo:rsid="00219f25" style:font-weight-asian="normal" style:font-weight-complex="normal"/>
    </style:style>
    <style:style style:name="T5" style:family="text">
      <style:text-properties officeooo:rsid="00219f25"/>
    </style:style>
    <style:style style:name="T6" style:family="text">
      <style:text-properties fo:color="#000000" loext:opacity="100%" fo:font-style="normal" officeooo:rsid="001e7fcc" style:font-style-asian="normal" style:font-style-complex="normal"/>
    </style:style>
    <style:style style:name="T7" style:family="text">
      <style:text-properties fo:color="#000000" loext:opacity="100%" fo:font-style="normal" officeooo:rsid="00219f25" style:font-style-asian="normal" style:font-style-complex="normal"/>
    </style:style>
    <style:style style:name="T8" style:family="text">
      <style:text-properties fo:color="#000000" loext:opacity="100%" fo:font-style="normal" officeooo:rsid="00230265" style:font-style-asian="normal" style:font-style-complex="normal"/>
    </style:style>
    <style:style style:name="T9" style:family="text">
      <style:text-properties officeooo:rsid="001feb77"/>
    </style:style>
    <style:style style:name="T10" style:family="text">
      <style:text-properties officeooo:rsid="002302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gress Log</text:h>
      <text:p text:style-name="P2"><text:span text:style-name="T1">18</text:span><text:span text:style-name="T2">/</text:span><text:span text:style-name="T3">0</text:span><text:span text:style-name="T4">8</text:span><text:span text:style-name="T2">/25</text:span></text:p>
      <text:p text:style-name="P3">Deliverable:<text:tab/><text:span text:style-name="T5">None</text:span></text:p>
      <text:p text:style-name="P4"><text:span text:style-name="T6">Feedback: <text:tab/></text:span><text:span text:style-name="T7">During this initial dissertation briefing, we were told to reflect and identify the <text:tab/><text:tab/><text:tab/>problems that our systems will be addressing. We were required to submit the <text:tab/><text:tab/><text:tab/>introduction as next deliverable.</text:span></text:p>
      <text:p text:style-name="P2"><text:span text:style-name="T1">02</text:span><text:span text:style-name="T2">/</text:span><text:span text:style-name="T3">0</text:span><text:span text:style-name="T1">9</text:span><text:span text:style-name="T2">/25</text:span></text:p>
      <text:p text:style-name="P3">Deliverable:<text:tab/><text:span text:style-name="T5">Project Management System Introduction (1)</text:span></text:p>
      <text:p text:style-name="P4"><text:span text:style-name="T6">Feedback: <text:tab/></text:span><text:span text:style-name="T8">The deliverable did not justify for the need of the project and my next goal was <text:tab/><text:tab/><text:tab/>to identify it. Moreover, I had to correctly attribute and clarify any terms such as <text:tab/><text:tab/><text:tab/>‘COTS’ and other sources.</text:span></text:p>
      <text:p text:style-name="P2"><text:span text:style-name="T4">10</text:span><text:span text:style-name="T2">/</text:span><text:span text:style-name="T3">09</text:span><text:span text:style-name="T2">/25</text:span></text:p>
      <text:p text:style-name="P3">Deliverable:<text:tab/><text:span text:style-name="T5">Project Management System Introduction (2)</text:span></text:p>
      <text:p text:style-name="P4"><text:span text:style-name="T6">Feedback: <text:tab/></text:span><text:span text:style-name="T8">We were instructed to look for existing systems and solutions to identify their <text:tab/><text:tab/><text:tab/>features and limitations. Only minor additional changes required for the <text:tab/><text:tab/><text:tab/><text:tab/>deliverable submitted.</text:span></text:p>
      <text:p text:style-name="P5"><text:span text:style-name="T3">20</text:span><text:span text:style-name="T2">/</text:span><text:span text:style-name="T3">09</text:span><text:span text:style-name="T2">/25</text:span></text:p>
      <text:p text:style-name="P6">Deliverable:<text:tab/><text:span text:style-name="T9">List</text:span> of Existing Solutions</text:p>
      <text:p text:style-name="P7">Feedback: <text:tab/><text:span text:style-name="T9">I was asked to tabulate the paragraphs of the existing solutions identified and <text:tab/><text:tab/><text:tab/>also look for systems that perform document gap analysis for the feedback <text:tab/><text:tab/><text:tab/>compliance checking automation feature. Our next task was to also draw a <text:tab/><text:tab/><text:tab/>component diagram for the proposed system.</text:span></text:p>
      <text:p text:style-name="P8">04/10/25</text:p>
      <text:p text:style-name="P9">Deliverable:<text:tab/>Table of Existing Solutions</text:p>
      <text:p text:style-name="P10">Feedback: <text:tab/><text:span text:style-name="T9">I was </text:span><text:span text:style-name="T10">t</text:span><text:span text:style-name="T9">asked to replace the component diagram for the proposed system with an <text:tab/><text:tab/>architectural diagram. We were also asked to identify the features of the <text:tab/><text:tab/><text:tab/> <text:s text:c="10"/>proposed system on the basis of the existing solutions’ features/limitations or <text:tab/><text:tab/><text:tab/>the local context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8:20:34.608585552</meta:creation-date>
    <dc:date>2025-10-05T19:52:32.051045031</dc:date>
    <meta:editing-duration>PT4M57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16" meta:word-count="209" meta:character-count="1440" meta:non-whitespace-character-count="1194"/>
  </office:meta>
</office:document-meta>
</file>